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5pt solid #000000"/>
    </style:style>
    <style:style style:name="Tau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8b0000" loext:opacity="100%" style:font-name="Arial" fo:font-size="12pt" style:text-underline-style="solid" style:text-underline-width="auto" style:text-underline-color="font-color" fo:font-weight="bold" officeooo:rsid="0021dd7b" officeooo:paragraph-rsid="0021dd7b" style:font-size-asian="12pt" style:font-weight-asian="bold" style:font-size-complex="12pt" style:font-weight-complex="bold"/>
    </style:style>
    <style:style style:name="P2" style:family="paragraph" style:parent-style-name="Footer">
      <style:text-properties fo:color="#8b0000" loext:opacity="100%" style:font-name="Arial" fo:font-weight="bold" officeooo:rsid="0022aca2" officeooo:paragraph-rsid="0022aca2" style:font-weight-asian="bold" style:font-weight-complex="bold" style:text-overline-style="solid" style:text-overline-width="auto" style:text-overline-color="font-color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language="ca" fo:country="ES" officeooo:rsid="00068cc3" officeooo:paragraph-rsid="00356c06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Arial" fo:font-size="12pt" fo:language="ca" fo:country="ES" officeooo:rsid="00381fd9" officeooo:paragraph-rsid="0049b83f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Arial" fo:font-size="12pt" fo:language="ca" fo:country="ES" officeooo:rsid="0045f745" officeooo:paragraph-rsid="0045f745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Arial" fo:font-size="12pt" fo:language="ca" fo:country="ES" officeooo:rsid="0045f745" officeooo:paragraph-rsid="0049b83f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Arial" fo:font-size="12pt" fo:language="ca" fo:country="ES" officeooo:rsid="00479569" officeooo:paragraph-rsid="0045f745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Arial" fo:font-size="12pt" fo:language="ca" fo:country="ES" officeooo:rsid="0049b83f" officeooo:paragraph-rsid="0049b83f" style:font-size-asian="12pt" style:font-size-complex="12pt"/>
    </style:style>
    <style:style style:name="P9" style:family="paragraph" style:parent-style-name="Table_20_Contents">
      <style:text-properties style:font-name="Arial" fo:font-size="12pt" style:font-size-asian="12pt" style:font-size-complex="12pt"/>
    </style:style>
    <style:style style:name="P10" style:family="paragraph" style:parent-style-name="Table_20_Contents">
      <style:text-properties style:font-name="Arial" fo:font-size="12pt" officeooo:rsid="0045f745" officeooo:paragraph-rsid="0045f745" style:font-size-asian="12pt" style:font-size-complex="12pt"/>
    </style:style>
    <style:style style:name="P11" style:family="paragraph" style:parent-style-name="Table_20_Contents">
      <style:text-properties style:font-name="Arial" fo:font-size="12pt" officeooo:paragraph-rsid="0045f745" style:font-size-asian="12pt" style:font-size-complex="12pt"/>
    </style:style>
    <style:style style:name="P12" style:family="paragraph" style:parent-style-name="Table_20_Contents">
      <style:text-properties style:font-name="Arial" fo:font-size="12pt" officeooo:paragraph-rsid="0049b83f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color="#ff0000" loext:opacity="100%" style:font-name="Arial Black" fo:font-size="18pt" fo:language="ca" fo:country="ES" fo:font-weight="bold" officeooo:rsid="002cf4a3" officeooo:paragraph-rsid="002bced0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2e9d99"/>
    </style:style>
    <style:style style:name="P15" style:family="paragraph" style:parent-style-name="Table_20_Contents">
      <style:text-properties officeooo:paragraph-rsid="0049b83f"/>
    </style:style>
    <style:style style:name="P16" style:family="paragraph" style:parent-style-name="Standard">
      <style:text-properties officeooo:paragraph-rsid="0049b83f"/>
    </style:style>
    <style:style style:name="P17" style:family="paragraph" style:parent-style-name="Standard" style:list-style-name="L1">
      <style:paragraph-properties fo:line-height="150%"/>
      <style:text-properties officeooo:paragraph-rsid="00381fd9"/>
    </style:style>
    <style:style style:name="P18" style:family="paragraph" style:parent-style-name="Standard" style:list-style-name="L1">
      <style:paragraph-properties fo:line-height="150%"/>
      <style:text-properties officeooo:paragraph-rsid="00479569"/>
    </style:style>
    <style:style style:name="P19" style:family="paragraph" style:parent-style-name="Standard" style:list-style-name="L3">
      <style:paragraph-properties fo:line-height="150%"/>
      <style:text-properties officeooo:paragraph-rsid="0049b83f"/>
    </style:style>
    <style:style style:name="P20" style:family="paragraph" style:parent-style-name="Standard" style:list-style-name="L4">
      <style:paragraph-properties fo:line-height="150%"/>
      <style:text-properties officeooo:paragraph-rsid="0049b83f"/>
    </style:style>
    <style:style style:name="P21" style:family="paragraph" style:parent-style-name="Standard" style:list-style-name="L4">
      <style:paragraph-properties fo:line-height="150%"/>
      <style:text-properties officeooo:paragraph-rsid="004f5ffc"/>
    </style:style>
    <style:style style:name="P22" style:family="paragraph" style:parent-style-name="Standard" style:list-style-name="L1">
      <style:paragraph-properties fo:line-height="150%"/>
      <style:text-properties style:font-name="Arial" fo:font-size="12pt" fo:language="ca" fo:country="ES" officeooo:rsid="0045f745" officeooo:paragraph-rsid="0045f745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Arial" fo:font-size="12pt" fo:language="ca" fo:country="ES" officeooo:rsid="0045f745" officeooo:paragraph-rsid="0055c306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Arial" fo:font-size="12pt" fo:language="ca" fo:country="ES" officeooo:rsid="0045f745" officeooo:paragraph-rsid="0045f745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Arial" fo:font-size="12pt" fo:language="ca" fo:country="ES" officeooo:rsid="0045f745" officeooo:paragraph-rsid="0049b83f" style:font-size-asian="12pt" style:font-size-complex="12pt"/>
    </style:style>
    <style:style style:name="P26" style:family="paragraph" style:parent-style-name="Standard" style:list-style-name="L2">
      <style:paragraph-properties fo:line-height="150%"/>
      <style:text-properties style:font-name="Arial" fo:font-size="12pt" fo:language="ca" fo:country="ES" officeooo:rsid="0049b83f" officeooo:paragraph-rsid="0049b83f" style:font-size-asian="12pt" style:font-size-complex="12pt"/>
    </style:style>
    <style:style style:name="P27" style:family="paragraph" style:parent-style-name="Standard" style:list-style-name="L3">
      <style:paragraph-properties fo:line-height="150%"/>
      <style:text-properties style:font-name="Arial" fo:font-size="12pt" fo:language="ca" fo:country="ES" officeooo:rsid="0049b83f" officeooo:paragraph-rsid="0049b83f" style:font-size-asian="12pt" style:font-size-complex="12pt"/>
    </style:style>
    <style:style style:name="P28" style:family="paragraph" style:parent-style-name="Standard" style:list-style-name="L4">
      <style:paragraph-properties fo:line-height="150%"/>
      <style:text-properties style:font-name="Arial" fo:font-size="12pt" fo:language="ca" fo:country="ES" officeooo:rsid="004f5ffc" officeooo:paragraph-rsid="004f5ffc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Arial" fo:font-size="12pt" fo:language="ca" fo:country="ES" officeooo:rsid="0057aae2" officeooo:paragraph-rsid="0057aae2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Arial" fo:font-size="12pt" fo:language="ca" fo:country="ES" officeooo:rsid="00479569" officeooo:paragraph-rsid="0045f745" style:font-size-asian="12pt" style:font-size-complex="12pt"/>
    </style:style>
    <style:style style:name="P31" style:family="paragraph" style:parent-style-name="Standard" style:list-style-name="L3">
      <style:paragraph-properties fo:line-height="150%"/>
      <style:text-properties style:font-name="Arial" fo:font-size="12pt" fo:language="ca" fo:country="ES" officeooo:rsid="0057ceea" officeooo:paragraph-rsid="0057ceea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Arial" fo:font-size="12pt" fo:language="ca" fo:country="ES" officeooo:rsid="0057ceea" officeooo:paragraph-rsid="0057ceea" style:font-size-asian="12pt" style:font-size-complex="12pt"/>
    </style:style>
    <style:style style:name="P33" style:family="paragraph" style:parent-style-name="Standard" style:list-style-name="L1">
      <style:paragraph-properties fo:line-height="150%"/>
      <style:text-properties officeooo:rsid="0049b83f" officeooo:paragraph-rsid="0049b83f"/>
    </style:style>
    <style:style style:name="P34" style:family="paragraph" style:parent-style-name="Standard" style:list-style-name="L1">
      <style:paragraph-properties fo:line-height="150%"/>
      <style:text-properties officeooo:rsid="0055c306" officeooo:paragraph-rsid="0055c306"/>
    </style:style>
    <style:style style:name="P35" style:family="paragraph" style:parent-style-name="Table_20_Contents">
      <style:text-properties style:font-name="Arial" fo:font-size="12pt" officeooo:rsid="0045f745" officeooo:paragraph-rsid="0055c306" style:font-size-asian="12pt" style:font-size-complex="12pt"/>
    </style:style>
    <style:style style:name="P36" style:family="paragraph" style:parent-style-name="Table_20_Contents">
      <style:text-properties style:font-name="Arial" fo:font-size="12pt" officeooo:rsid="0045f745" officeooo:paragraph-rsid="0057aae2" style:font-size-asian="12pt" style:font-size-complex="12pt"/>
    </style:style>
    <style:style style:name="P37" style:family="paragraph" style:parent-style-name="Table_20_Contents">
      <style:text-properties style:font-name="Arial" fo:font-size="12pt" officeooo:paragraph-rsid="0055c306" style:font-size-asian="12pt" style:font-size-complex="12pt"/>
    </style:style>
    <style:style style:name="P38" style:family="paragraph" style:parent-style-name="Table_20_Contents">
      <style:text-properties style:font-name="Arial" fo:font-size="12pt" officeooo:paragraph-rsid="0057aae2" style:font-size-asian="12pt" style:font-size-complex="12pt"/>
    </style:style>
    <style:style style:name="P39" style:family="paragraph" style:parent-style-name="Table_20_Contents">
      <style:text-properties style:font-name="Arial" fo:font-size="12pt" officeooo:paragraph-rsid="0057ceea" style:font-size-asian="12pt" style:font-size-complex="12pt"/>
    </style:style>
    <style:style style:name="P40" style:family="paragraph" style:parent-style-name="Table_20_Contents">
      <style:text-properties officeooo:paragraph-rsid="0057ceea"/>
    </style:style>
    <style:style style:name="T1" style:family="text">
      <style:text-properties officeooo:rsid="002c7685"/>
    </style:style>
    <style:style style:name="T2" style:family="text">
      <style:text-properties officeooo:rsid="00550176"/>
    </style:style>
    <style:style style:name="T3" style:family="text">
      <style:text-properties officeooo:rsid="003ed76b"/>
    </style:style>
    <style:style style:name="T4" style:family="text">
      <style:text-properties officeooo:rsid="0045f74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2aa6" style:font-weight-asian="bold" style:font-weight-complex="bold"/>
    </style:style>
    <style:style style:name="T7" style:family="text">
      <style:text-properties fo:font-weight="bold" officeooo:rsid="0057aae2" style:font-weight-asian="bold" style:font-weight-complex="bold"/>
    </style:style>
    <style:style style:name="T8" style:family="text">
      <style:text-properties style:font-name="Arial" fo:font-size="12pt" fo:language="ca" fo:country="ES" style:font-size-asian="12pt" style:font-size-complex="12pt"/>
    </style:style>
    <style:style style:name="T9" style:family="text">
      <style:text-properties style:font-name="Arial" fo:font-size="12pt" fo:language="ca" fo:country="ES" officeooo:rsid="00381fd9" style:font-size-asian="12pt" style:font-size-complex="12pt"/>
    </style:style>
    <style:style style:name="T10" style:family="text">
      <style:text-properties style:font-name="Arial" fo:font-size="12pt" fo:language="ca" fo:country="ES" officeooo:rsid="0045f745" style:font-size-asian="12pt" style:font-size-complex="12pt"/>
    </style:style>
    <style:style style:name="T11" style:family="text">
      <style:text-properties style:font-name="Arial" fo:font-size="12pt" fo:language="ca" fo:country="ES" officeooo:rsid="00492aa6" style:font-size-asian="12pt" style:font-size-complex="12pt"/>
    </style:style>
    <style:style style:name="T12" style:family="text">
      <style:text-properties style:font-name="Arial" fo:font-size="12pt" fo:language="ca" fo:country="ES" officeooo:rsid="0049b83f" style:font-size-asian="12pt" style:font-size-complex="12pt"/>
    </style:style>
    <style:style style:name="T13" style:family="text">
      <style:text-properties style:font-name="Arial" fo:font-size="12pt" fo:language="ca" fo:country="ES" officeooo:rsid="002e9d99" style:font-size-asian="12pt" style:font-size-complex="12pt"/>
    </style:style>
    <style:style style:name="T14" style:family="text">
      <style:text-properties style:font-name="Arial" fo:font-size="12pt" fo:language="ca" fo:country="ES" officeooo:rsid="0039e28c" style:font-size-asian="12pt" style:font-size-complex="12pt"/>
    </style:style>
    <style:style style:name="T15" style:family="text">
      <style:text-properties style:font-name="Arial" fo:font-size="12pt" fo:language="ca" fo:country="ES" officeooo:rsid="003b8638" style:font-size-asian="12pt" style:font-size-complex="12pt"/>
    </style:style>
    <style:style style:name="T16" style:family="text">
      <style:text-properties style:font-name="Arial" fo:font-size="12pt" fo:language="ca" fo:country="ES" officeooo:rsid="004f5ffc" style:font-size-asian="12pt" style:font-size-complex="12pt"/>
    </style:style>
    <style:style style:name="T17" style:family="text">
      <style:text-properties style:font-name="Arial" fo:font-size="12pt" fo:language="ca" fo:country="ES" officeooo:rsid="00513d39" style:font-size-asian="12pt" style:font-size-complex="12pt"/>
    </style:style>
    <style:style style:name="T18" style:family="text">
      <style:text-properties style:font-name="Arial" fo:font-size="12pt" fo:language="ca" fo:country="ES" officeooo:rsid="00550176" style:font-size-asian="12pt" style:font-size-complex="12pt"/>
    </style:style>
    <style:style style:name="T19" style:family="text">
      <style:text-properties style:font-name="Arial" fo:font-size="12pt" fo:language="ca" fo:country="ES" officeooo:rsid="0057ceea" style:font-size-asian="12pt" style:font-size-complex="12pt"/>
    </style:style>
    <style:style style:name="T20" style:family="text">
      <style:text-properties style:font-name="Arial" fo:font-size="12pt" fo:language="ca" fo:country="ES" officeooo:rsid="00592ce2" style:font-size-asian="12pt" style:font-size-complex="12pt"/>
    </style:style>
    <style:style style:name="T21" style:family="text">
      <style:text-properties style:font-name="Arial" fo:font-size="12pt" fo:language="ca" fo:country="ES" fo:font-weight="bold" officeooo:rsid="00492aa6" style:font-size-asian="12pt" style:font-weight-asian="bold" style:font-size-complex="12pt" style:font-weight-complex="bold"/>
    </style:style>
    <style:style style:name="T22" style:family="text">
      <style:text-properties style:font-name="Arial" fo:font-size="12pt" fo:language="ca" fo:country="ES" fo:font-weight="bold" officeooo:rsid="00550176" style:font-size-asian="12pt" style:font-weight-asian="bold" style:font-size-complex="12pt" style:font-weight-complex="bold"/>
    </style:style>
    <style:style style:name="T23" style:family="text">
      <style:text-properties style:font-name="Arial" fo:font-size="12pt" officeooo:rsid="0045f745" style:font-size-asian="12pt" style:font-size-complex="12pt"/>
    </style:style>
    <style:style style:name="T24" style:family="text">
      <style:text-properties style:font-name="Arial" fo:font-size="12pt" officeooo:rsid="0049b83f" style:font-size-asian="12pt" style:font-size-complex="12pt"/>
    </style:style>
    <style:style style:name="T25" style:family="text">
      <style:text-properties style:font-name="Arial" fo:font-size="12pt" officeooo:rsid="002e9d99" style:font-size-asian="12pt" style:font-size-complex="12pt"/>
    </style:style>
    <style:style style:name="T26" style:family="text">
      <style:text-properties style:font-name="Arial" fo:font-size="12pt" officeooo:rsid="0039e28c" style:font-size-asian="12pt" style:font-size-complex="12pt"/>
    </style:style>
    <style:style style:name="T27" style:family="text">
      <style:text-properties style:font-name="Arial" fo:font-size="12pt" officeooo:rsid="003d2acc" style:font-size-asian="12pt" style:font-size-complex="12pt"/>
    </style:style>
    <style:style style:name="T28" style:family="text">
      <style:text-properties style:font-name="Arial" fo:font-size="12pt" officeooo:rsid="004b2372" style:font-size-asian="12pt" style:font-size-complex="12pt"/>
    </style:style>
    <style:style style:name="T29" style:family="text">
      <style:text-properties style:font-name="Arial" fo:font-size="12pt" officeooo:rsid="00525e34" style:font-size-asian="12pt" style:font-size-complex="12pt"/>
    </style:style>
    <style:style style:name="T30" style:family="text">
      <style:text-properties style:font-name="Arial" fo:font-size="12pt" officeooo:rsid="0057ceea" style:font-size-asian="12pt" style:font-size-complex="12pt"/>
    </style:style>
    <style:style style:name="T31" style:family="text">
      <style:text-properties style:font-name="Arial" fo:font-size="12pt" officeooo:rsid="0057ffe6" style:font-size-asian="12pt" style:font-size-complex="12pt"/>
    </style:style>
    <style:style style:name="T32" style:family="text">
      <style:text-properties style:font-name="Arial" fo:font-size="12pt" fo:font-weight="bold" officeooo:rsid="003d2acc" style:font-size-asian="12pt" style:font-weight-asian="bold" style:font-size-complex="12pt" style:font-weight-complex="bold"/>
    </style:style>
    <style:style style:name="T33" style:family="text">
      <style:text-properties fo:color="#c9211e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T34" style:family="text">
      <style:text-properties fo:color="#c9211e" loext:opacity="100%" style:font-name="Arial" fo:font-size="12pt" fo:language="ca" fo:country="ES" fo:font-weight="bold" officeooo:rsid="0039e28c" style:font-size-asian="12pt" style:font-weight-asian="bold" style:font-size-complex="12pt" style:font-weight-complex="bold"/>
    </style:style>
    <style:style style:name="T35" style:family="text">
      <style:text-properties fo:color="#c9211e" loext:opacity="100%" style:font-name="Arial" fo:font-size="12pt" fo:language="ca" fo:country="ES" fo:font-weight="bold" officeooo:rsid="0049b83f" style:font-size-asian="12pt" style:font-weight-asian="bold" style:font-size-complex="12pt" style:font-weight-complex="bold"/>
    </style:style>
    <style:style style:name="T36" style:family="text">
      <style:text-properties fo:color="#c9211e" loext:opacity="100%" style:font-name="Arial" fo:font-size="12pt" fo:language="ca" fo:country="ES" fo:font-weight="bold" officeooo:rsid="0057ceea" style:font-size-asian="12pt" style:font-weight-asian="bold" style:font-size-complex="12pt" style:font-weight-complex="bold"/>
    </style:style>
    <style:style style:name="T37" style:family="text">
      <style:text-properties fo:color="#c9211e" loext:opacity="100%" fo:font-weight="bold" officeooo:rsid="0055c306" style:font-weight-asian="bold" style:font-weight-complex="bold"/>
    </style:style>
    <style:style style:name="T38" style:family="text">
      <style:text-properties officeooo:rsid="00448533"/>
    </style:style>
    <style:style style:name="T39" style:family="text">
      <style:text-properties fo:color="#ff0000" loext:opacity="100%" style:font-name="Arial Black" fo:font-size="18pt" fo:language="ca" fo:country="ES" fo:font-weight="bold" officeooo:rsid="002e9d99" style:font-size-asian="18pt" style:font-weight-asian="bold" style:font-size-complex="18pt" style:font-weight-complex="bold"/>
    </style:style>
    <style:style style:name="T40" style:family="text">
      <style:text-properties fo:color="#ff0000" loext:opacity="100%" style:font-name="Arial Black" fo:font-size="18pt" fo:language="ca" fo:country="ES" fo:font-weight="bold" officeooo:rsid="003ecbbf" style:font-size-asian="18pt" style:font-weight-asian="bold" style:font-size-complex="18pt" style:font-weight-complex="bold"/>
    </style:style>
    <style:style style:name="T41" style:family="text">
      <style:text-properties fo:color="#ff0000" loext:opacity="100%" style:font-name="Arial Black" fo:font-size="18pt" fo:language="ca" fo:country="ES" fo:font-weight="bold" officeooo:rsid="0037818a" style:font-size-asian="18pt" style:font-weight-asian="bold" style:font-size-complex="18pt" style:font-weight-complex="bold"/>
    </style:style>
    <style:style style:name="T42" style:family="text">
      <style:text-properties fo:color="#ff0000" loext:opacity="100%" style:font-name="Arial Black" fo:font-size="18pt" fo:language="ca" fo:country="ES" fo:font-weight="bold" officeooo:rsid="00448533" style:font-size-asian="18pt" style:font-weight-asian="bold" style:font-size-complex="18pt" style:font-weight-complex="bold"/>
    </style:style>
    <style:style style:name="T43" style:family="text">
      <style:text-properties fo:color="#ff0000" loext:opacity="100%" style:font-name="Arial Black" fo:font-size="18pt" fo:language="ca" fo:country="ES" fo:font-weight="bold" officeooo:rsid="00550176" style:font-size-asian="18pt" style:font-weight-asian="bold" style:font-size-complex="18pt" style:font-weight-complex="bold"/>
    </style:style>
    <style:style style:name="T44" style:family="text">
      <style:text-properties officeooo:rsid="00479569"/>
    </style:style>
    <style:style style:name="T45" style:family="text">
      <style:text-properties officeooo:rsid="00492aa6"/>
    </style:style>
    <style:style style:name="T46" style:family="text">
      <style:text-properties officeooo:rsid="0049b83f"/>
    </style:style>
    <style:style style:name="T47" style:family="text">
      <style:text-properties fo:color="#006400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T48" style:family="text">
      <style:text-properties officeooo:rsid="004da431"/>
    </style:style>
    <style:style style:name="T49" style:family="text">
      <style:text-properties officeooo:rsid="0055c306"/>
    </style:style>
    <style:style style:name="T50" style:family="text">
      <style:text-properties officeooo:rsid="0057aae2"/>
    </style:style>
    <style:style style:name="T51" style:family="text">
      <style:text-properties officeooo:rsid="0057ceea"/>
    </style:style>
    <style:style style:name="T52" style:family="text">
      <style:text-properties fo:font-weight="normal" officeooo:rsid="0057aae2" style:font-weight-asian="normal" style:font-weight-complex="normal"/>
    </style:style>
    <style:style style:name="T53" style:family="text">
      <style:text-properties fo:font-weight="normal" officeooo:rsid="0057ceea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ctivitat 0<text:span text:style-name="T38">4</text:span> <text:span text:style-name="T2">Desplegament</text:span></text:p>
      <text:p text:style-name="P14"><text:span text:style-name="T39">Instal·lació </text:span><text:span text:style-name="T43">amb</text:span><text:span text:style-name="T40"> </text:span><text:span text:style-name="T41">Contenidor</text:span><text:span text:style-name="T43">s</text:span><text:span text:style-name="T41"> </text:span><text:span text:style-name="T42">docker</text:span></text:p>
      <text:p text:style-name="P3"/>
      <text:list xml:id="list825332448" text:style-name="L1">
        <text:list-item>
          <text:p text:style-name="P17"><text:span text:style-name="T9">Utilitza </text:span><text:span text:style-name="T10">una</text:span><text:span text:style-name="T9"> màquina virtual Ubuntu Server 2</text:span><text:span text:style-name="T18">2</text:span><text:span text:style-name="T9">.04 </text:span><text:span text:style-name="T18">en </text:span><text:span text:style-name="T22">Azure</text:span><text:span text:style-name="T18">.</text:span></text:p>
          <text:list>
            <text:list-item>
              <text:p text:style-name="P34"><text:span text:style-name="T18">C</text:span><text:span text:style-name="T8">rea un Resource Group amb nom DAWElTeuNom</text:span></text:p>
            </text:list-item>
            <text:list-item>
              <text:p text:style-name="P34"><text:span text:style-name="T8">Fica-li com a nom: servidordawElTeuNom</text:span></text:p>
            </text:list-item>
            <text:list-item>
              <text:p text:style-name="P34"><text:span text:style-name="T8">En la mida (Size), fica: Standard_D2s_v3 <text:s/>- 2 vcpus, 8GiB memory</text:span></text:p>
            </text:list-item>
            <text:list-item>
              <text:p text:style-name="P34"><text:span text:style-name="T8">Fica com a compte d’administració (ssh, port 22), el tipus d’autenticació a password, i estableix una contrasenya (que t’en recordes després...)</text:span></text:p>
            </text:list-item>
            <text:list-item>
              <text:p text:style-name="P34"><text:span text:style-name="T8">Canvia el tipus de disc a HDD.</text:span></text:p>
            </text:list-item>
            <text:list-item>
              <text:p text:style-name="P34"><text:span text:style-name="T8">En la xarxa, permet l’accés als ports 80, 443 i 22.</text:span></text:p>
            </text:list-item>
          </text:list>
        </text:list-item>
        <text:list-item>
          <text:p text:style-name="P22">Segueix els passos del manual d’instal·lació de wordpress i mysql en docker que trobaràs al moodle.</text:p>
        </text:list-item>
      </text:list>
      <text:p text:style-name="P5"/>
      <text:p text:style-name="P5"/>
      <text:p text:style-name="P23">A) <text:span text:style-name="T37">Creació de la màquina virtual amb Azure</text:span></text:p>
      <text:p text:style-name="P23"/>
      <table:table table:name="Taula6" table:style-name="Taula6">
        <table:table-column table:style-name="Taula6.A"/>
        <table:table-row>
          <table:table-cell table:style-name="Taula6.A1" office:value-type="string">
            <text:p text:style-name="P37"/>
          </table:table-cell>
        </table:table-row>
        <table:table-row>
          <table:table-cell table:style-name="Taula6.A2" office:value-type="string">
            <text:p text:style-name="P35">Captura 1. <text:span text:style-name="T52">Resum d’informació de dades de la teua MV: </text:span><text:span text:style-name="T7">servidordawElTeuNom</text:span></text:p>
          </table:table-cell>
        </table:table-row>
      </table:table>
      <text:p text:style-name="P23"/>
      <table:table table:name="Taula8" table:style-name="Taula8">
        <table:table-column table:style-name="Taula8.A"/>
        <table:table-row>
          <table:table-cell table:style-name="Taula8.A1" office:value-type="string">
            <text:p text:style-name="P37"/>
          </table:table-cell>
        </table:table-row>
        <table:table-row>
          <table:table-cell table:style-name="Taula8.A2" office:value-type="string">
            <text:p text:style-name="P35">Captura <text:span text:style-name="T49">2</text:span>. <text:span text:style-name="T52">Connexió al servidor amb </text:span><text:span text:style-name="T53">P</text:span><text:span text:style-name="T52">u</text:span><text:span text:style-name="T53">TT</text:span><text:span text:style-name="T52">y</text:span></text:p>
          </table:table-cell>
        </table:table-row>
      </table:table>
      <text:p text:style-name="P23"/>
      <table:table table:name="Taula9" table:style-name="Taula9">
        <table:table-column table:style-name="Taula9.A"/>
        <table:table-row>
          <table:table-cell table:style-name="Taula9.A1" office:value-type="string">
            <text:p text:style-name="P37"/>
          </table:table-cell>
        </table:table-row>
        <table:table-row>
          <table:table-cell table:style-name="Taula9.A2" office:value-type="string">
            <text:p text:style-name="P35">Captura <text:span text:style-name="T49">3</text:span>. I<text:span text:style-name="T50">nstal·lació apache2 en el servidor</text:span></text:p>
          </table:table-cell>
        </table:table-row>
      </table:table>
      <text:p text:style-name="P29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38"/>
          </table:table-cell>
        </table:table-row>
        <table:table-row>
          <table:table-cell table:style-name="Taula10.A2" office:value-type="string">
            <text:p text:style-name="P36">Captura <text:span text:style-name="T50">4</text:span>. <text:span text:style-name="T50">Pàgina d’inici del servidor en IP pública (modificada on es veja el teu nom)</text:span></text:p>
          </table:table-cell>
        </table:table-row>
      </table:table>
      <text:p text:style-name="P29"/>
      <text:p text:style-name="P29"/>
      <text:p text:style-name="P29"/>
      <text:p text:style-name="P23"><text:soft-page-break/><text:span text:style-name="T51">B) </text:span>Creació contenidor mysql</text:p>
      <text:list xml:id="list152452969880897" text:continue-numbering="true" text:style-name="L1">
        <text:list-item>
          <text:p text:style-name="P22">Canvia els paràmetres de creació del docker mysql <text:span text:style-name="T45">amb nom </text:span><text:span text:style-name="T6">wordpressdb</text:span><text:span text:style-name="T45"> </text:span>(contrasenyes i nom d’usuari) per altres que continguen el teu nom.</text:p>
        </text:list-item>
      </text:list>
      <text:p text:style-name="P5"/>
      <table:table table:name="Taula2" table:style-name="Taula2">
        <table:table-column table:style-name="Taula2.A"/>
        <table:table-row>
          <table:table-cell table:style-name="Taula2.A1" office:value-type="string">
            <text:p text:style-name="P9"/>
          </table:table-cell>
        </table:table-row>
        <table:table-row>
          <table:table-cell table:style-name="Taula2.A2" office:value-type="string">
            <text:p text:style-name="P10">Captura <text:span text:style-name="T51">5</text:span>. Instrucció de creació del docker mysql ( docker run )</text:p>
          </table:table-cell>
        </table:table-row>
      </table:table>
      <text:p text:style-name="P5"/>
      <text:list xml:id="list152453041865491" text:continue-numbering="true" text:style-name="L1">
        <text:list-item>
          <text:p text:style-name="P22">Connecta’t al contenidor a través de la consola una vegada creat i configurat:</text:p>
        </text:list-item>
      </text:list>
      <text:p text:style-name="P5"/>
      <table:table table:name="Taula5" table:style-name="Taula5">
        <table:table-column table:style-name="Taula5.A"/>
        <table:table-row>
          <table:table-cell table:style-name="Taula5.A1" office:value-type="string">
            <text:p text:style-name="P11"/>
          </table:table-cell>
        </table:table-row>
        <table:table-row>
          <table:table-cell table:style-name="Taula5.A2" office:value-type="string">
            <text:p text:style-name="P10">Captura <text:span text:style-name="T51">6</text:span>. Connexió des de consola <text:span text:style-name="T48">de la màquina virtual</text:span> al mysql de dins del docker.</text:p>
          </table:table-cell>
        </table:table-row>
      </table:table>
      <text:p text:style-name="P7"/>
      <text:p text:style-name="P7"/>
      <text:p text:style-name="P5"><text:span text:style-name="T51">C</text:span>) Creació contenidor <text:span text:style-name="T44">W</text:span>ordpress:</text:p>
      <text:p text:style-name="P5"/>
      <text:list xml:id="list152452526100966" text:continue-numbering="true" text:style-name="L1">
        <text:list-item>
          <text:p text:style-name="P18"><text:span text:style-name="T10">Canvia els paràmetres de creació del docker </text:span><text:span text:style-name="T11">amb nom </text:span><text:span text:style-name="T21">wpcontainer</text:span><text:span text:style-name="T10"> (contrasenyes i nom d’usuari) per </text:span><text:span text:style-name="T11">aquells que has indicat en la creació del docker mysql.</text:span></text:p>
        </text:list-item>
        <text:list-item>
          <text:p text:style-name="P33"><text:span text:style-name="T11">F</text:span><text:span text:style-name="T8">ica com a port al que està escoltant docker, per redirigir l’accés des del navegador al contenidor pels </text:span><text:span text:style-name="T47">últims 4 dígits del teu NIA </text:span><text:span text:style-name="T8">(</text:span><text:span text:style-name="T33">no el 8081</text:span><text:span text:style-name="T8">).</text:span></text:p>
        </text:list-item>
      </text:list>
      <text:p text:style-name="P6"/>
      <table:table table:name="Taula7" table:style-name="Taula7">
        <table:table-column table:style-name="Taula7.A"/>
        <table:table-row>
          <table:table-cell table:style-name="Taula7.A1" office:value-type="string">
            <text:p text:style-name="P12"/>
          </table:table-cell>
        </table:table-row>
        <table:table-row>
          <table:table-cell table:style-name="Taula7.A2" office:value-type="string">
            <text:p text:style-name="P15"><text:span text:style-name="T23">Captura </text:span><text:span text:style-name="T30">7</text:span><text:span text:style-name="T23">. </text:span><text:span text:style-name="T24">Creació del contenidor wpcontainer amb port NIA. (docker run)</text:span></text:p>
          </table:table-cell>
        </table:table-row>
      </table:table>
      <text:p text:style-name="P6"/>
      <text:list text:style-name="L2">
        <text:list-item>
          <text:p text:style-name="P26">Mostra els contenidors creats amb l’ordre docker ps</text:p>
        </text:list-item>
      </text:list>
      <text:p text:style-name="P8"/>
      <table:table table:name="Taula3" table:style-name="Taula3">
        <table:table-column table:style-name="Taula3.A"/>
        <table:table-row>
          <table:table-cell table:style-name="Taula3.A1" office:value-type="string">
            <text:p text:style-name="P12"/>
          </table:table-cell>
        </table:table-row>
        <table:table-row>
          <table:table-cell table:style-name="Taula3.A2" office:value-type="string">
            <text:p text:style-name="P15"><text:span text:style-name="T23">Captura </text:span><text:span text:style-name="T30">8</text:span><text:span text:style-name="T23">. </text:span><text:span text:style-name="T24">docker ps. Visualitzar els dos contenidors creats.</text:span></text:p>
          </table:table-cell>
        </table:table-row>
      </table:table>
      <text:p text:style-name="P6"/>
      <text:p text:style-name="P6"><text:span text:style-name="T51">D</text:span>) <text:span text:style-name="T46">Instal·lació Wordpress</text:span></text:p>
      <text:p text:style-name="P6"/>
      <text:list xml:id="list4267479540" text:style-name="L3">
        <text:list-item>
          <text:p text:style-name="P31">En Azure, obre el port que has assignat al docker de Wordpress en la màquina virtual (últims 4 dígits del teu NIA. Fica-li com a nom a la regla: <text:span text:style-name="T5">Port_Wordpress_ElteuNom</text:span></text:p>
        </text:list-item>
      </text:list>
      <text:p text:style-name="P32"><text:soft-page-break/></text:p>
      <table:table table:name="Taula11" table:style-name="Taula11">
        <table:table-column table:style-name="Taula11.A"/>
        <table:table-row>
          <table:table-cell table:style-name="Taula11.A1" office:value-type="string">
            <text:p text:style-name="P39"/>
          </table:table-cell>
        </table:table-row>
        <table:table-row>
          <table:table-cell table:style-name="Taula11.A2" office:value-type="string">
            <text:p text:style-name="P40"><text:span text:style-name="T23">Captura </text:span><text:span text:style-name="T30">9</text:span><text:span text:style-name="T23">. </text:span><text:span text:style-name="T30">En Azure: Regla d’entrada creada</text:span></text:p>
          </table:table-cell>
        </table:table-row>
      </table:table>
      <text:p text:style-name="P32"/>
      <text:list xml:id="list152453737402817" text:continue-numbering="true" text:style-name="L3">
        <text:list-item>
          <text:p text:style-name="P27">Realitza el procés d’instal·lació de Wordpress en el contenidor docker, <text:span text:style-name="T51">a través de l’adreça pública de la teua màquina virtual d’Azure.</text:span></text:p>
        </text:list-item>
        <text:list-item>
          <text:p text:style-name="P19"><text:span text:style-name="T12">Estableix com a nom del teu lloc: <text:s/></text:span><text:span text:style-name="T34">Wordpress ElTeuNom </text:span><text:span text:style-name="T35">Docker </text:span><text:span text:style-name="T36">Azure DAW</text:span></text:p>
        </text:list-item>
      </text:list>
      <text:p text:style-name="P8"/>
      <table:table table:name="Taula1" table:style-name="Taula1">
        <table:table-column table:style-name="Taula1.A"/>
        <table:table-row>
          <table:table-cell table:style-name="Taula1.A1" office:value-type="string">
            <text:p text:style-name="P12"/>
          </table:table-cell>
        </table:table-row>
        <table:table-row>
          <table:table-cell table:style-name="Taula1.A2" office:value-type="string">
            <text:p text:style-name="P15"><text:span text:style-name="T23">Captura </text:span><text:span text:style-name="T30">10</text:span><text:span text:style-name="T23">. </text:span><text:span text:style-name="T25">Pàgina principal del lloc web Wordpres</text:span><text:span text:style-name="T26">s</text:span><text:span text:style-name="T25">. </text:span><text:span text:style-name="T13">S’ha de veure també l’adreça IP </text:span><text:span text:style-name="T14">de </text:span><text:span text:style-name="T19">la màquina virtual</text:span><text:span text:style-name="T14"> </text:span><text:span text:style-name="T12">i el port corresponent </text:span><text:span text:style-name="T19">al docker</text:span><text:span text:style-name="T12"> </text:span><text:span text:style-name="T13">en l’URL del navegador. </text:span><text:span text:style-name="T15">Nom del lloc:</text:span><text:span text:style-name="T13"> </text:span><text:span text:style-name="T34">Wordpress ElTeuNom </text:span><text:span text:style-name="T35">Docke</text:span><text:span text:style-name="T36">r Azure DAW</text:span></text:p>
          </table:table-cell>
        </table:table-row>
      </table:table>
      <text:p text:style-name="P4"/>
      <text:p text:style-name="P4"/>
      <text:list text:style-name="L4">
        <text:list-item>
          <text:p text:style-name="P20"><text:span text:style-name="T12">Connecta’t a la base de dades de Wordpress </text:span><text:span text:style-name="T17">utilitzant</text:span><text:span text:style-name="T12"> </text:span><text:span text:style-name="T16">la consola </text:span><text:span text:style-name="T17">des de</text:span><text:span text:style-name="T20">l contenidor de la </text:span><text:span text:style-name="T17">màquina virtual</text:span><text:span text:style-name="T16"> i mostra les </text:span><text:span text:style-name="T17">opcions</text:span><text:span text:style-name="T16"> siteurl, home</text:span><text:span text:style-name="T17"> i blogname</text:span><text:span text:style-name="T16">, </text:span><text:span text:style-name="T17">executant</text:span><text:span text:style-name="T16"> les instruccions:</text:span></text:p>
        </text:list-item>
        <text:list-item>
          <text:p text:style-name="P28">use wordpress_db;</text:p>
        </text:list-item>
        <text:list-item>
          <text:p text:style-name="P21"><text:span text:style-name="T16">select * from wp_options where option_name in (‘siteurl’,’home’,’</text:span><text:span text:style-name="T17">blogname’</text:span><text:span text:style-name="T16">);</text:span></text:p>
        </text:list-item>
      </text:list>
      <text:p text:style-name="P8"/>
      <table:table table:name="Taula4" table:style-name="Taula4">
        <table:table-column table:style-name="Taula4.A"/>
        <table:table-row>
          <table:table-cell table:style-name="Taula4.A1" office:value-type="string">
            <text:p text:style-name="P12"/>
          </table:table-cell>
        </table:table-row>
        <table:table-row>
          <table:table-cell table:style-name="Taula4.A2" office:value-type="string">
            <text:p text:style-name="P15"><text:span text:style-name="T23">Captura </text:span><text:span text:style-name="T31">11</text:span><text:span text:style-name="T23">. </text:span><text:span text:style-name="T27">Accés amb </text:span><text:span text:style-name="T29">consola</text:span><text:span text:style-name="T27"> a la base de dades de Wordpress en el contenidor </text:span><text:span text:style-name="T28">wordpressdb</text:span><text:span text:style-name="T27">. </text:span><text:span text:style-name="T28">Visualitza </text:span><text:span text:style-name="T29">siteurl, home i blogname</text:span><text:span text:style-name="T28"> de la t</text:span><text:span text:style-name="T27">aula </text:span><text:span text:style-name="T32"><text:s/>wp_options</text:span><text:span text:style-name="T35">.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b0000" loext:opacity="100%" style:font-name="Arial" fo:font-size="12pt" style:text-underline-style="solid" style:text-underline-width="auto" style:text-underline-color="font-color" fo:font-weight="bold" officeooo:rsid="0021dd7b" officeooo:paragraph-rsid="0021dd7b" style:font-size-asian="12pt" style:font-weight-asian="bold" style:font-size-complex="12pt" style:font-weight-complex="bold"/>
    </style:style>
    <style:style style:name="MP2" style:family="paragraph" style:parent-style-name="Footer">
      <style:text-properties fo:color="#8b0000" loext:opacity="100%" style:font-name="Arial" fo:font-weight="bold" officeooo:rsid="0022aca2" officeooo:paragraph-rsid="0022aca2" style:font-weight-asian="bold" style:font-weight-complex="bold" style:text-overline-style="solid" style:text-overline-width="auto" style:text-overline-color="font-color"/>
    </style:style>
    <style:style style:name="MT1" style:family="text">
      <style:text-properties officeooo:rsid="002c7685"/>
    </style:style>
    <style:style style:name="MT2" style:family="text">
      <style:text-properties officeooo:rsid="00550176"/>
    </style:style>
    <style:style style:name="MT3" style:family="text">
      <style:text-properties officeooo:rsid="003ed76b"/>
    </style:style>
    <style:style style:name="MT4" style:family="text">
      <style:text-properties officeooo:rsid="0045f745"/>
    </style:style>
    <style:style style:name="MT5" style:family="text">
      <style:text-properties officeooo:rsid="0057ce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Lluís Simarro<text:tab/>Curs <text:span text:style-name="MT1">2</text:span><text:span text:style-name="MT2">2</text:span>/2<text:span text:style-name="MT2">3</text:span><text:tab/>2n DAW - DAW</text:p>
      </style:header>
      <style:footer>
        <text:p text:style-name="MP2">Activitat <text:span text:style-name="MT2">Desplegament</text:span><text:span text:style-name="MT3"> 0</text:span><text:span text:style-name="MT4">4</text:span><text:span text:style-name="MT3"><text:tab/></text:span><text:span text:style-name="MT5">Azure + Wordpress</text:span><text:tab/>Pàgina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0.3$Windows_X86_64 LibreOffice_project/f85e47c08ddd19c015c0114a68350214f7066f5a</meta:generator>
    <dc:date>2022-10-18T15:24:35.717000000</dc:date>
    <meta:editing-duration>PT4H35M40S</meta:editing-duration>
    <meta:editing-cycles>66</meta:editing-cycles>
    <meta:document-statistic meta:table-count="11" meta:image-count="0" meta:object-count="0" meta:page-count="3" meta:paragraph-count="38" meta:word-count="503" meta:character-count="2975" meta:non-whitespace-character-count="2526"/>
  </office:meta>
</office:document-meta>
</file>